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2a3d"/>
    </style:style>
    <style:style style:name="P2" style:family="paragraph" style:parent-style-name="Standard">
      <style:text-properties fo:language="fr" fo:country="FR" officeooo:rsid="000b2a3d" officeooo:paragraph-rsid="000b2a3d"/>
    </style:style>
    <style:style style:name="T1" style:family="text">
      <style:text-properties officeooo:rsid="000cc5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ine:</text:p>
      <text:p text:style-name="P1"/>
      <text:p text:style-name="P2"><text:tab/>A ce jour, la phase d’analyse étant à présent terminé nous pouvons conclure que notre équipe a bien pris connaissance du sujet. Nous somme maintenant conscient du sujet et préparer a appréhender les éventuelles incidents ou problèmes qui risquent de nous retarder. Nous avons, pour le moment, les premières maquettes qui nous seront utiles pour la suite de notre projet.</text:p>
      <text:p text:style-name="P2"/>
      <text:p text:style-name="P2"><text:tab/>Je suis forcé d’avoué que le sujet de base nous paraissait simple mais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text:p text:style-name="P2"/>
      <text:p text:style-name="P2"><text:tab/><text:span text:style-name="T1">Ayant malheureusement une partie qui ne présente pas de réelle risque pour la bonne avancé du projet je me mettrait a la disposition de mon groupe afin de rendre le meilleur résultat possible. Je compte beaucoup sur ce groupe qui est parti sur de bonne 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19:08:18.869000000</meta:creation-date>
    <dc:date>2020-02-02T19:22:03.579000000</dc:date>
    <meta:editing-duration>PT2M14S</meta:editing-duration>
    <meta:editing-cycles>1</meta:editing-cycles>
    <meta:document-statistic meta:table-count="0" meta:image-count="0" meta:object-count="0" meta:page-count="1" meta:paragraph-count="4" meta:word-count="193" meta:character-count="1135" meta:non-whitespace-character-count="943"/>
    <meta:generator>LibreOffice/6.0.6.2$Windows_X86_64 LibreOffice_project/0c292870b25a325b5ed35f6b45599d2ea4458e77</meta:generator>
  </office:meta>
</office:document-meta>
</file>